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90bab"/>
    </style:style>
    <style:style style:name="P2" style:family="paragraph" style:parent-style-name="Standard" style:list-style-name="L1">
      <style:text-properties officeooo:rsid="00090bab" officeooo:paragraph-rsid="00090bab"/>
    </style:style>
    <style:style style:name="P3" style:family="paragraph" style:parent-style-name="Standard" style:list-style-name="L1">
      <style:text-properties officeooo:rsid="00090bab" officeooo:paragraph-rsid="0014b282"/>
    </style:style>
    <style:style style:name="P4" style:family="paragraph" style:parent-style-name="Standard" style:list-style-name="L1">
      <style:text-properties officeooo:rsid="000a337b" officeooo:paragraph-rsid="0014b282"/>
    </style:style>
    <style:style style:name="P5" style:family="paragraph" style:parent-style-name="Standard" style:list-style-name="L1">
      <style:text-properties officeooo:rsid="000bcbc0" officeooo:paragraph-rsid="0014b282"/>
    </style:style>
    <style:style style:name="P6" style:family="paragraph" style:parent-style-name="Standard" style:list-style-name="L1">
      <style:text-properties officeooo:rsid="0012a6e4" officeooo:paragraph-rsid="0014b282"/>
    </style:style>
    <style:style style:name="P7" style:family="paragraph" style:parent-style-name="Standard" style:list-style-name="L1">
      <style:text-properties officeooo:rsid="0014b282" officeooo:paragraph-rsid="0014b282"/>
    </style:style>
    <style:style style:name="T1" style:family="text">
      <style:text-properties officeooo:rsid="000a51d9"/>
    </style:style>
    <style:style style:name="T2" style:family="text">
      <style:text-properties officeooo:rsid="000cb5bf"/>
    </style:style>
    <style:style style:name="T3" style:family="text">
      <style:text-properties officeooo:rsid="000e3edf"/>
    </style:style>
    <style:style style:name="T4" style:family="text">
      <style:text-properties officeooo:rsid="00102927"/>
    </style:style>
    <style:style style:name="T5" style:family="text">
      <style:text-properties officeooo:rsid="0011ed31"/>
    </style:style>
    <style:style style:name="T6" style:family="text">
      <style:text-properties officeooo:rsid="0012a6e4"/>
    </style:style>
    <style:style style:name="T7" style:family="text">
      <style:text-properties officeooo:rsid="00090bab"/>
    </style:style>
    <style:style style:name="T8" style:family="text">
      <style:text-properties officeooo:rsid="0014b2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6054623" text:style-name="L1">
        <text:list-item>
          <text:p text:style-name="P7">Salat</text:p>
          <text:list>
            <text:list-item>
              <text:p text:style-name="P1"><text:span text:style-name="T7">Salat gönnen wenn möglich</text:span></text:p>
            </text:list-item>
            <text:list-item>
              <text:p text:style-name="P2">wenn Salat hinter/<text:span text:style-name="T2">vor</text:span> Gegner → <text:span text:style-name="T6">S</text:span>pringkarte</text:p>
            </text:list-item>
            <text:list-item>
              <text:p text:style-name="P3"><text:span text:style-name="T6">Gegner</text:span> auf <text:span text:style-name="T6">Salatfeld gegangen</text:span> → 2 <text:span text:style-name="T3">Züge</text:span> vorausplanen mit aktueller <text:span text:style-name="T6">Position des Gegners</text:span></text:p>
            </text:list-item>
          </text:list>
        </text:list-item>
        <text:list-item>
          <text:p text:style-name="P7">Positionen</text:p>
          <text:list>
            <text:list-item>
              <text:p text:style-name="P2"><text:span text:style-name="T6">1</text:span> → kann Gegner mich überholen?</text:p>
            </text:list-item>
            <text:list-item>
              <text:p text:style-name="P6">2 → ist es hinter Gegner?</text:p>
            </text:list-item>
            <text:list-item>
              <text:p text:style-name="P5">lohnt es sich, vor den <text:span text:style-name="T5">Gegner</text:span> zu springen? <text:span text:style-name="T4">(ist Gegner auf 1 oder 2?)</text:span></text:p>
            </text:list-item>
          </text:list>
        </text:list-item>
        <text:list-item>
          <text:p text:style-name="P4">gegen Ende auf Ziel hin planen</text:p>
          <text:list>
            <text:list-item>
              <text:p text:style-name="P4">Salat <text:span text:style-name="T8">rechtzeitig auffressen</text:span></text:p>
            </text:list-item>
            <text:list-item>
              <text:p text:style-name="P4"><text:span text:style-name="T8">Karotten abzähle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89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20:07:07.183000000</meta:creation-date>
    <dc:date>2017-11-28T19:37:15.135000000</dc:date>
    <meta:editing-duration>PT57M45S</meta:editing-duration>
    <meta:editing-cycles>14</meta:editing-cycles>
    <meta:generator>LibreOffice/5.4.0.3$Windows_X86_64 LibreOffice_project/7556cbc6811c9d992f4064ab9287069087d7f62c</meta:generator>
    <meta:document-statistic meta:table-count="0" meta:image-count="0" meta:object-count="0" meta:page-count="1" meta:paragraph-count="11" meta:word-count="73" meta:character-count="379" meta:non-whitespace-character-count="328"/>
  </office:meta>
</office:document-meta>
</file>